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5pt solid #000000"/>
    </style:style>
    <style:style style:name="P1" style:family="paragraph" style:parent-style-name="Standard">
      <style:text-properties officeooo:rsid="0012d4ea"/>
    </style:style>
    <style:style style:name="P2" style:family="paragraph" style:parent-style-name="Standard">
      <style:text-properties style:font-name="Arial" officeooo:rsid="0012d4ea" officeooo:paragraph-rsid="0012d4ea"/>
    </style:style>
    <style:style style:name="P3" style:family="paragraph" style:parent-style-name="Standard">
      <style:text-properties style:font-name="Arial" officeooo:rsid="0012d4ea" officeooo:paragraph-rsid="0013022a"/>
    </style:style>
    <style:style style:name="P4" style:family="paragraph" style:parent-style-name="Standard">
      <style:text-properties style:font-name="Arial" fo:font-weight="normal" officeooo:rsid="0013022a" officeooo:paragraph-rsid="0013022a" style:font-weight-asian="normal" style:font-weight-complex="normal"/>
    </style:style>
    <style:style style:name="P5" style:family="paragraph" style:parent-style-name="Standard">
      <style:text-properties style:font-name="Arial" fo:font-weight="normal" officeooo:rsid="0013022a" officeooo:paragraph-rsid="0014ed13" style:font-weight-asian="normal" style:font-weight-complex="normal"/>
    </style:style>
    <style:style style:name="P6" style:family="paragraph" style:parent-style-name="Standard">
      <style:text-properties style:font-name="Arial" fo:font-weight="normal" officeooo:rsid="0014ed13" officeooo:paragraph-rsid="0014ed13" style:font-weight-asian="normal" style:font-weight-complex="normal"/>
    </style:style>
    <style:style style:name="P7" style:family="paragraph" style:parent-style-name="Standard">
      <style:text-properties style:font-name="Arial" fo:font-weight="bold" officeooo:rsid="0012d4ea" officeooo:paragraph-rsid="0012d4ea" style:font-weight-asian="bold" style:font-weight-complex="bold"/>
    </style:style>
    <style:style style:name="P8" style:family="paragraph" style:parent-style-name="Standard">
      <style:text-properties style:font-name="Arial" fo:font-weight="bold" officeooo:rsid="0013022a" officeooo:paragraph-rsid="0013022a" style:font-weight-asian="bold" style:font-weight-complex="bold"/>
    </style:style>
    <style:style style:name="P9" style:family="paragraph" style:parent-style-name="Standard">
      <style:text-properties style:font-name="Arial" officeooo:rsid="0015a19a" officeooo:paragraph-rsid="0015a19a"/>
    </style:style>
    <style:style style:name="P10" style:family="paragraph" style:parent-style-name="Standard">
      <style:text-properties style:font-name="Arial" officeooo:rsid="0015a19a" officeooo:paragraph-rsid="0016455d"/>
    </style:style>
    <style:style style:name="P11" style:family="paragraph" style:parent-style-name="Standard">
      <style:text-properties fo:font-weight="normal" officeooo:rsid="0013022a" officeooo:paragraph-rsid="0013022a" style:font-weight-asian="normal" style:font-weight-complex="normal"/>
    </style:style>
    <style:style style:name="P12" style:family="paragraph" style:parent-style-name="Standard">
      <style:text-properties fo:font-weight="normal" officeooo:rsid="0016455d" officeooo:paragraph-rsid="0016455d" style:font-weight-asian="normal" style:font-weight-complex="normal"/>
    </style:style>
    <style:style style:name="P13" style:family="paragraph" style:parent-style-name="Standard">
      <style:text-properties officeooo:paragraph-rsid="0013022a"/>
    </style:style>
    <style:style style:name="P14" style:family="paragraph" style:parent-style-name="Standard">
      <style:text-properties fo:font-weight="bold" officeooo:rsid="0013022a" officeooo:paragraph-rsid="0013022a" style:font-weight-asian="bold" style:font-weight-complex="bold"/>
    </style:style>
    <style:style style:name="P15" style:family="paragraph" style:parent-style-name="Standard">
      <style:text-properties fo:font-weight="bold" officeooo:rsid="0014ed13" officeooo:paragraph-rsid="0014ed13" style:font-weight-asian="bold" style:font-weight-complex="bold"/>
    </style:style>
    <style:style style:name="P16" style:family="paragraph" style:parent-style-name="Standard">
      <style:text-properties fo:font-weight="bold" officeooo:rsid="0015a19a" officeooo:paragraph-rsid="0015a19a" style:font-weight-asian="bold" style:font-weight-complex="bold"/>
    </style:style>
    <style:style style:name="P17" style:family="paragraph" style:parent-style-name="Standard">
      <style:text-properties fo:font-weight="bold" officeooo:rsid="0016455d" officeooo:paragraph-rsid="0016455d" style:font-weight-asian="bold" style:font-weight-complex="bold"/>
    </style:style>
    <style:style style:name="P18" style:family="paragraph" style:parent-style-name="Standard">
      <style:text-properties fo:font-weight="bold" officeooo:paragraph-rsid="0013022a" style:font-weight-asian="bold" style:font-weight-complex="bold"/>
    </style:style>
    <style:style style:name="P19" style:family="paragraph" style:parent-style-name="Standard">
      <style:text-properties officeooo:rsid="0014ed13" officeooo:paragraph-rsid="0014ed13"/>
    </style:style>
    <style:style style:name="P20" style:family="paragraph" style:parent-style-name="Standard">
      <style:text-properties officeooo:rsid="0015a19a" officeooo:paragraph-rsid="0015a19a"/>
    </style:style>
    <style:style style:name="P21" style:family="paragraph" style:parent-style-name="Standard">
      <style:text-properties officeooo:rsid="0016455d" officeooo:paragraph-rsid="0016455d"/>
    </style:style>
    <style:style style:name="P22" style:family="paragraph" style:parent-style-name="Standard">
      <style:text-properties style:font-name="arial" officeooo:paragraph-rsid="0013022a"/>
    </style:style>
    <style:style style:name="P23" style:family="paragraph" style:parent-style-name="Text_20_body">
      <style:text-properties officeooo:paragraph-rsid="0013022a"/>
    </style:style>
    <style:style style:name="P24" style:family="paragraph" style:parent-style-name="Text_20_body">
      <style:text-properties style:font-name="Arial" fo:font-weight="normal" officeooo:rsid="0014ed13" officeooo:paragraph-rsid="0014ed13" style:font-weight-asian="normal" style:font-weight-complex="normal"/>
    </style:style>
    <style:style style:name="P25" style:family="paragraph" style:parent-style-name="Text_20_body">
      <style:text-properties style:font-name="Arial" officeooo:paragraph-rsid="0014ed13"/>
    </style:style>
    <style:style style:name="P26" style:family="paragraph" style:parent-style-name="Text_20_body">
      <style:text-properties style:font-name="Arial" officeooo:rsid="0014ed13" officeooo:paragraph-rsid="0014ed13"/>
    </style:style>
    <style:style style:name="P27" style:family="paragraph" style:parent-style-name="Text_20_body">
      <style:text-properties style:font-name="Arial" officeooo:paragraph-rsid="0013022a"/>
    </style:style>
    <style:style style:name="P28" style:family="paragraph" style:parent-style-name="Text_20_body">
      <style:text-properties style:font-name="Arial" officeooo:paragraph-rsid="0015a19a"/>
    </style:style>
    <style:style style:name="P29" style:family="paragraph" style:parent-style-name="Text_20_body">
      <style:text-properties style:font-name="Arial" officeooo:rsid="0016c6b9" officeooo:paragraph-rsid="0016c6b9"/>
    </style:style>
    <style:style style:name="P30" style:family="paragraph" style:parent-style-name="Text_20_body">
      <style:text-properties officeooo:rsid="0016c6b9" officeooo:paragraph-rsid="0016c6b9"/>
    </style:style>
    <style:style style:name="P31" style:family="paragraph" style:parent-style-name="Text_20_body">
      <style:text-properties style:font-name="arial" officeooo:rsid="0016c6b9" officeooo:paragraph-rsid="0016c6b9"/>
    </style:style>
    <style:style style:name="P32" style:family="paragraph" style:parent-style-name="Text_20_body">
      <style:text-properties fo:font-weight="bold" officeooo:rsid="0016c6b9" officeooo:paragraph-rsid="0016c6b9" style:font-weight-asian="bold" style:font-weight-complex="bold"/>
    </style:style>
    <style:style style:name="T1" style:family="text">
      <style:text-properties officeooo:rsid="0012d4ea"/>
    </style:style>
    <style:style style:name="T2" style:family="text">
      <style:text-properties style:font-name="Arial"/>
    </style:style>
    <style:style style:name="T3" style:family="text">
      <style:text-properties style:font-name="Arial" officeooo:rsid="0012d4ea"/>
    </style:style>
    <style:style style:name="T4" style:family="text">
      <style:text-properties style:font-name="Arial" fo:font-weight="bold" style:font-weight-asian="bold" style:font-weight-complex="bold"/>
    </style:style>
    <style:style style:name="T5" style:family="text">
      <style:text-properties style:font-name="Arial" fo:font-weight="bold" officeooo:rsid="0013022a" style:font-weight-asian="bold" style:font-weight-complex="bold"/>
    </style:style>
    <style:style style:name="T6" style:family="text">
      <style:text-properties style:font-name="Arial" fo:font-weight="bold" officeooo:rsid="0012d4ea"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style:font-name="Arial" fo:font-weight="normal" officeooo:rsid="0013022a" style:font-weight-asian="normal" style:font-weight-complex="normal"/>
    </style:style>
    <style:style style:name="T9" style:family="text">
      <style:text-properties style:font-name="Arial" fo:font-weight="normal" officeooo:rsid="0012d4ea" style:font-weight-asian="normal" style:font-weight-complex="normal"/>
    </style:style>
    <style:style style:name="T10" style:family="text">
      <style:text-properties style:font-name="Arial" fo:font-weight="normal" officeooo:rsid="0016455d" style:font-weight-asian="normal" style:font-weight-complex="normal"/>
    </style:style>
    <style:style style:name="T11" style:family="text">
      <style:text-properties style:font-name="Arial" fo:font-weight="normal" officeooo:rsid="0015a19a" style:font-weight-asian="normal" style:font-weight-complex="normal"/>
    </style:style>
    <style:style style:name="T12" style:family="text">
      <style:text-properties style:font-name="Arial" officeooo:rsid="0013022a"/>
    </style:style>
    <style:style style:name="T13" style:family="text">
      <style:text-properties officeooo:rsid="0013022a"/>
    </style:style>
    <style:style style:name="T14" style:family="text">
      <style:text-properties fo:font-weight="bold" style:font-weight-asian="bold" style:font-weight-complex="bold"/>
    </style:style>
    <style:style style:name="T15" style:family="text">
      <style:text-properties fo:font-weight="bold" officeooo:rsid="0013022a" style:font-weight-asian="bold" style:font-weight-complex="bold"/>
    </style:style>
    <style:style style:name="T16" style:family="text">
      <style:text-properties officeooo:rsid="0014ed13"/>
    </style:style>
    <style:style style:name="T17" style:family="text">
      <style:text-properties officeooo:rsid="0016c6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7">FORMULARI GESTIÓ DE USUARIS:</text:p>
      <text:p text:style-name="P2"/>
      <text:p text:style-name="P2">Aquest formulari implementa un sistema per a la creació, llistat, modificació i eliminació de usuaris. S’utilitza HTML, CSS i JavaScript per gestionar la interfaç de usuari i la lògica de validació i emmagatz<text:span text:style-name="T17">e</text:span>m<text:span text:style-name="T17">a</text:span>t<text:span text:style-name="T17">ge</text:span>. </text:p>
      <text:p text:style-name="P2"/>
      <text:p text:style-name="P2">El formulari compta amb una sèrie de validacions per a garantir que les dades introduïdes pels usuaris siguin correctes i complisquen amb els formats especificats. Aquestes validacions es realitzen tant en el front-end mitjançant atributs HTML (required, pattern) com amb JavaScript per a personalitzar els missatges d’error i assegurar que el formulari no s’envie fins que les dades siguen vàlides.</text:p>
      <text:p text:style-name="P2"/>
      <text:p text:style-name="P7">VALIDACIONS:</text:p>
      <text:p text:style-name="P2"/>
      <text:p text:style-name="P7">1- Validació del nom:</text:p>
      <text:p text:style-name="P2"/>
      <text:p text:style-name="P2"><text:span text:style-name="T14">Regla:</text:span> el nom ha de contindre entre 2 i 20 caràcters i només por incloure lletres i espais.</text:p>
      <text:p text:style-name="P2"/>
      <text:p text:style-name="P7">Atribut HTML utilitzat:</text:p>
      <text:p text:style-name="P22"><text:span text:style-name="T1">&lt;input type = </text:span>"<text:span text:style-name="T1">text</text:span>" <text:span text:style-name="T1">id = </text:span>"<text:span text:style-name="T1">nombre</text:span>" <text:span text:style-name="T1">name = </text:span>"<text:span text:style-name="T1">nombre</text:span>" <text:span text:style-name="T1">required maxlength </text:span><text:span text:style-name="T13">= </text:span>"<text:span text:style-name="T13">20</text:span>" <text:span text:style-name="T15">pattern = </text:span><text:span text:style-name="T14">"[A-Za-zÀ-ÿ\s]{2,20}"&gt;</text:span></text:p>
      <text:p text:style-name="P13"><text:span text:style-name="T14"/></text:p>
      <text:p text:style-name="P4">Amb aquest pattern permet que validem amb JavaScript si l’usuari ha introduït un nom amb el format correcte.</text:p>
      <text:p text:style-name="P11"/>
      <text:p text:style-name="P8">2- Validació del Correu Electrònic:</text:p>
      <text:p text:style-name="P4"/>
      <text:p text:style-name="P4"><text:span text:style-name="T14">Regla: </text:span>El correu ha de seguir el format estàndard de direcció de correu electrònic.</text:p>
      <text:p text:style-name="P4"/>
      <text:p text:style-name="P18"><text:span text:style-name="T3">Atribut HTML utilitzat: </text:span></text:p>
      <text:p text:style-name="P13"><text:span text:style-name="T2">&lt;input type="email" id="correo" name="correo" required </text:span><text:span text:style-name="T4">pattern="/\w+([-+.']\w+)*@\w+([-.]\w+)*\.\w+([-.]\w+)/"</text:span><text:span text:style-name="T2">&gt;</text:span></text:p>
      <text:p text:style-name="P13"><text:span text:style-name="T2"/></text:p>
      <text:p text:style-name="P4">Amb aquest pattern permet que validem amb JavaScript si l’usuari ha introduït un correu amb el format estàndar.</text:p>
      <text:p text:style-name="P4"/>
      <text:p text:style-name="P14"><text:span text:style-name="T2">3- Validació del Telèfon:</text:span></text:p>
      <text:p text:style-name="P11"><text:span text:style-name="T2"/></text:p>
      <text:p text:style-name="P11"><text:span text:style-name="T4">Regla: </text:span><text:span text:style-name="T2">el telèfon ha de tindre el format 999 999 999.</text:span></text:p>
      <text:p text:style-name="P11"><text:span text:style-name="T2"/></text:p>
      <text:p text:style-name="P18"><text:span text:style-name="T3">Atribut HTML utilitzat: </text:span></text:p>
      <text:p text:style-name="P23"><text:span text:style-name="T3">&lt;input type="text" id="telefono" name="telefono" required </text:span><text:span text:style-name="T6">pattern="^\d{3}\s\d{3}\s\d{3}$</text:span><text:span text:style-name="T3">"&gt;</text:span></text:p>
      <text:p text:style-name="P4"><text:span text:style-name="T3"/></text:p>
      <text:p text:style-name="P4"><text:span text:style-name="T1">Amb aquest pattern permet que validem amb JavaScript si l’usuari ha introduït un </text:span>telèfon<text:span text:style-name="T1"> amb el format correcte.</text:span></text:p>
      <text:p text:style-name="P4"><text:span text:style-name="T3"/></text:p>
      <text:p text:style-name="P4"><text:span text:style-name="T3"/></text:p>
      <text:p text:style-name="P4"><text:span text:style-name="T3"/></text:p>
      <text:p text:style-name="P4"><text:span text:style-name="T3"/></text:p>
      <text:p text:style-name="P4"><text:soft-page-break/><text:span text:style-name="T3"/></text:p>
      <text:p text:style-name="P8"><text:span text:style-name="T1">4- </text:span>Validació de la Contrasenya:</text:p>
      <text:p text:style-name="P4"/>
      <text:p text:style-name="P13"><text:span text:style-name="T5">Regla:</text:span><text:span text:style-name="T8"> </text:span><text:span text:style-name="T2">La contrasenya ha de tindre entre 6 i 15 caràcters, incloent almenys una majúscula, un número i un caràcter especial.</text:span><text:span text:style-name="T8"> </text:span></text:p>
      <text:p text:style-name="P13"><text:span text:style-name="T8"/></text:p>
      <text:p text:style-name="P18"><text:span text:style-name="T3">Atribut HTML utilitzat: </text:span></text:p>
      <text:p text:style-name="P13"><text:span text:style-name="T8">&lt;input type="password" id="password" name="password" required </text:span><text:span text:style-name="T5">pattern="^(?=.*[A-Z])(?=.*\d)(?=.*[\W_]).{6,15}$"</text:span><text:span text:style-name="T8">&gt;</text:span></text:p>
      <text:p text:style-name="P13"><text:span text:style-name="T8"/></text:p>
      <text:p text:style-name="P5"><text:span text:style-name="T1">Amb aquest pattern permet que validem amb JavaScript si l’usuari ha introduït un</text:span><text:span text:style-name="T16">a contrasenya</text:span><text:span text:style-name="T1"> amb el format correcte.</text:span></text:p>
      <text:p text:style-name="P5"/>
      <text:p text:style-name="P6">Amb els patterns utilitzats, podrem validar façilment desde el JavaScript, si el que ha introduït el usuari manté el format requerit. Per a això utilitzarem aquesta línia de codi en el JavaScript:</text:p>
      <text:p text:style-name="P6"/>
      <table:table table:name="Taula1" table:style-name="Taula1">
        <table:table-column table:style-name="Taula1.A"/>
        <table:table-row>
          <table:table-cell table:style-name="Taula1.A1" office:value-type="string">
            <text:p text:style-name="P24">if (element.validity.patternMismatch) {</text:p>
            <text:p text:style-name="P25"><text:tab/>error2(");</text:p>
            <text:p text:style-name="P25">}</text:p>
          </table:table-cell>
        </table:table-row>
      </table:table>
      <text:p text:style-name="P6"/>
      <text:p text:style-name="P26">Amb <text:span text:style-name="T14">element.validity.patterMismatch</text:span> validarà si es correcte, i si no, es mostrarà el error corresponent.</text:p>
      <text:p text:style-name="P29">Utilitzant el <text:span text:style-name="T14">required </text:span>en els camps, fem que l’usuari ha d’emplenar obligatòriament. I després en el javaScript podem fer aquesta validació:</text:p>
      <table:table table:name="Taula6" table:style-name="Taula6">
        <table:table-column table:style-name="Taula6.A"/>
        <table:table-row>
          <table:table-cell table:style-name="Taula6.A1" office:value-type="string">
            <text:p text:style-name="P29">if (element.validity.valueMissing) {</text:p>
            <text:p text:style-name="P29"><text:s text:c="12"/>error2(element, "Debes introducir el correo electrónico.");</text:p>
            <text:p text:style-name="P29">}</text:p>
          </table:table-cell>
        </table:table-row>
      </table:table>
      <text:p text:style-name="P29"/>
      <text:p text:style-name="P29">Amb <text:span text:style-name="T14">element.validity.valueMissing</text:span>, podrem validar si els camps están buits. Alehores es mostrarà l’error corresponent.</text:p>
      <text:p text:style-name="P6"/>
      <text:p text:style-name="P15"><text:span text:style-name="T12">G</text:span><text:span text:style-name="T2">ESTIÓ DE EMMAGATZEMATGE:</text:span></text:p>
      <text:p text:style-name="P19"><text:span text:style-name="T7"/></text:p>
      <text:p text:style-name="P19"><text:span text:style-name="T7">L'emmagatzematge dels usuaris es gestiona a través del </text:span><text:span text:style-name="T4">LocalStorage</text:span><text:span text:style-name="T7">, la qual cosa permet guardar la informació dels usuaris en el navegador del client, de manera que les dades persisteixen fins i tot si la pàgina es recarrega.</text:span></text:p>
      <text:p text:style-name="P19"><text:span text:style-name="T7"/></text:p>
      <text:p text:style-name="P20"><text:span text:style-name="T7">Primer que tot, en carregar la pàgina, les dades emmagatzemades en localStorage es recuperen amb JSON.parse(). Si no hi han usuaris guardats, es inicialitza l’array </text:span><text:span text:style-name="T4">usuarios</text:span><text:span text:style-name="T7"> com a buit.</text:span></text:p>
      <text:p text:style-name="P20"><text:span text:style-name="T7"/></text:p>
      <text:p text:style-name="P20"><text:span text:style-name="T7"/></text:p>
      <text:p text:style-name="P20"><text:span text:style-name="T7"/></text:p>
      <table:table table:name="Taula2" table:style-name="Taula2">
        <table:table-column table:style-name="Taula2.A"/>
        <text:soft-page-break/>
        <table:table-row>
          <table:table-cell table:style-name="Taula2.A1" office:value-type="string">
            <text:p text:style-name="P28"><text:span text:style-name="T1">let usuarios;</text:span></text:p>
            <text:p text:style-name="P28">window.onload = main;</text:p>
            <text:p text:style-name="P28">function main(){</text:p>
            <text:p text:style-name="P28"><text:tab/>usuarios = JSON.parse(localStorage.getItem('usuarios'));</text:p>
            <text:p text:style-name="P28"><text:tab/>if (usuarios === null) {</text:p>
            <text:p text:style-name="P28"><text:tab/><text:tab/>usuarios = [];</text:p>
            <text:p text:style-name="P28">}</text:p>
          </table:table-cell>
        </table:table-row>
      </table:table>
      <text:p text:style-name="P20"><text:span text:style-name="T7"/></text:p>
      <text:p text:style-name="P13"><text:span text:style-name="T8"/></text:p>
      <text:p text:style-name="P16"><text:span text:style-name="T12">1- </text:span><text:span text:style-name="T2">Crear usuaris:</text:span></text:p>
      <text:p text:style-name="P20"><text:span text:style-name="T7"/></text:p>
      <text:p text:style-name="P20"><text:span text:style-name="T7">Quan es crea un nou usuari, es guarda en un array anomenat usuarios que després aquest s’emmagatzema en el localStorage com una cadena de text en format JSON. Açò es realitza en la funció crearUser() </text:span><text:span text:style-name="T10">que es crida des de el botó Crear que es mostra en el formulari.</text:span></text:p>
      <text:p text:style-name="P20"><text:span text:style-name="T7"/></text:p>
      <table:table table:name="Taula3" table:style-name="Taula3">
        <table:table-column table:style-name="Taula3.A"/>
        <table:table-row>
          <table:table-cell table:style-name="Taula3.A1" office:value-type="string">
            <text:p text:style-name="P9">function crearUser(){</text:p>
            <text:p text:style-name="P9"><text:s text:c="4"/>let user ={</text:p>
            <text:p text:style-name="P9"><text:s text:c="8"/>nombre: nombre,</text:p>
            <text:p text:style-name="P9"><text:s text:c="8"/>correo: correo,</text:p>
            <text:p text:style-name="P9"><text:s text:c="8"/>telefono: telefono,</text:p>
            <text:p text:style-name="P9"><text:s text:c="8"/>password: password,</text:p>
            <text:p text:style-name="P9"><text:s text:c="8"/>tipo: 'invitado'</text:p>
            <text:p text:style-name="P9"><text:s text:c="4"/>}</text:p>
            <text:p text:style-name="P9"/>
            <text:p text:style-name="P9"><text:s text:c="4"/>usuarios.push(user);</text:p>
            <text:p text:style-name="P9"><text:s text:c="4"/>localStorage.setItem('usuarios', JSON.stringify(usuarios));</text:p>
            <text:p text:style-name="P9"><text:s text:c="4"/>alert('Usuario ' + user.nombre + ' registrado correctamente.'); </text:p>
            <text:p text:style-name="P9">}</text:p>
          </table:table-cell>
        </table:table-row>
      </table:table>
      <text:p text:style-name="P20"><text:span text:style-name="T7"/></text:p>
      <text:p text:style-name="P20"><text:span text:style-name="T7">Com es veu en el codi anterior, primer es declara un objecte user amb els seus camps, després aquest usuari s’afegeix a l’array usuarios utilitzant</text:span><text:span text:style-name="T4"> usuarios.push()</text:span><text:span text:style-name="T7">. Per últim es guarda l’array en el localStorage amb </text:span><text:span text:style-name="T4">localStorage.setItem('usuarios', JSON.stringify(usuarios));</text:span></text:p>
      <text:p text:style-name="P20"><text:span text:style-name="T4"/></text:p>
      <text:p text:style-name="P20"><text:span text:style-name="T4"/></text:p>
      <text:p text:style-name="P21"><text:span text:style-name="T4">2- Visualitzar usuaris.</text:span></text:p>
      <text:p text:style-name="P21"><text:span text:style-name="T4"/></text:p>
      <text:p text:style-name="P12"><text:span text:style-name="T2">Per llistar els usuaris, he creat la funció llistarUser() que es crida des de el botó Llistar que es mostra en el formulari. </text:span></text:p>
      <text:p text:style-name="P12"><text:span text:style-name="T2"/></text:p>
      <text:p text:style-name="P21"><text:span text:style-name="T7">Aquesta funció s’encarrega de crear una taula i mostrar la informació de</text:span><text:span text:style-name="T11"> </text:span><text:span text:style-name="T7">cada usuari.</text:span></text:p>
      <text:p text:style-name="P21"><text:span text:style-name="T7"/></text:p>
      <text:p text:style-name="P17"><text:span text:style-name="T2"/></text:p>
      <text:p text:style-name="P17"><text:span text:style-name="T2"/></text:p>
      <text:p text:style-name="P17"><text:span text:style-name="T2"/></text:p>
      <text:p text:style-name="P17"><text:span text:style-name="T2"/></text:p>
      <text:p text:style-name="P17"><text:soft-page-break/><text:span text:style-name="T2">3- Eliminar usuari.</text:span></text:p>
      <text:p text:style-name="P21"><text:span text:style-name="T7"/></text:p>
      <text:p text:style-name="P21"><text:span text:style-name="T7">Per eliminar un usuari, utilitzem el mètode splice() per a llevar l’element de l’array i després s’actualitza el localStorage amb el nou array. </text:span><text:span text:style-name="T11">Açò es realitza en la funció </text:span><text:span text:style-name="T7">borrarUser</text:span><text:span text:style-name="T11">().</text:span></text:p>
      <text:p text:style-name="P21"><text:span text:style-name="T11"/></text:p>
      <table:table table:name="Taula4" table:style-name="Taula4">
        <table:table-column table:style-name="Taula4.A"/>
        <table:table-row>
          <table:table-cell table:style-name="Taula4.A1" office:value-type="string">
            <text:p text:style-name="P21"><text:span text:style-name="T11">function borrarUser(index){</text:span></text:p>
            <text:p text:style-name="P21"><text:span text:style-name="T11"><text:s text:c="4"/>if (confirm("¿Estás seguro de que quieres eliminar este usuario?")) {</text:span></text:p>
            <text:p text:style-name="P21"><text:span text:style-name="T11"><text:s text:c="8"/>usuarios.splice(index, 1); </text:span></text:p>
            <text:p text:style-name="P21"><text:span text:style-name="T11"><text:s text:c="8"/>localStorage.setItem('usuarios', JSON.stringify(usuarios)); </text:span></text:p>
            <text:p text:style-name="P21"><text:span text:style-name="T11"><text:s text:c="8"/>llistarUser(); </text:span></text:p>
            <text:p text:style-name="P21"><text:span text:style-name="T11"><text:s text:c="4"/>} <text:s text:c="2"/></text:span></text:p>
            <text:p text:style-name="P21"><text:span text:style-name="T11">}</text:span></text:p>
          </table:table-cell>
        </table:table-row>
      </table:table>
      <text:p text:style-name="P21"><text:span text:style-name="T7"/></text:p>
      <text:p text:style-name="P10"/>
      <text:p text:style-name="P32"><text:span text:style-name="T3">4- </text:span><text:span text:style-name="T2">Modificar usuaris:</text:span></text:p>
      <text:p text:style-name="P30"><text:span text:style-name="T2">Quan un usuari modifica les seues dades, es sobreescriuen els valors en l’index corresponent dins de l’array usuarios, i es torna a guardar l’array actualitzat en localStorage.</text:span></text:p>
      <table:table table:name="Taula5" table:style-name="Taula5">
        <table:table-column table:style-name="Taula5.A"/>
        <table:table-row>
          <table:table-cell table:style-name="Taula5.A1" office:value-type="string">
            <text:p text:style-name="P31">function guardarUser(){</text:p>
            <text:p text:style-name="P31"><text:s text:c="4"/>event.preventDefault(); </text:p>
            <text:p text:style-name="P31"><text:s text:c="4"/>const index = document.getElementById('crearForm').getAttribute('indexModificat');</text:p>
            <text:p text:style-name="P31"><text:s text:c="4"/>if (index !== null) {</text:p>
            <text:p text:style-name="P31"><text:s text:c="8"/>usuarios[index].nombre = document.getElementById('nombre').value;</text:p>
            <text:p text:style-name="P31"><text:s text:c="8"/>usuarios[index].correo = document.getElementById('correo').value;</text:p>
            <text:p text:style-name="P31"><text:s text:c="8"/>usuarios[index].telefono = document.getElementById('telefono').value;</text:p>
            <text:p text:style-name="P31"><text:s text:c="8"/>usuarios[index].password = document.getElementById('password').value;</text:p>
            <text:p text:style-name="P31"/>
            <text:p text:style-name="P31"><text:s text:c="8"/>localStorage.setItem('usuarios', JSON.stringify(usuarios));</text:p>
            <text:p text:style-name="P31"><text:s text:c="8"/>alert('Usuario ' + usuarios[index].nombre + ' actualizado correctamente.');</text:p>
            <text:p text:style-name="P31"><text:s text:c="8"/>document.getElementById('guardar').style.display = 'none';</text:p>
            <text:p text:style-name="P31"><text:s text:c="8"/>llistarUser();</text:p>
            <text:p text:style-name="P31"><text:s text:c="4"/>}</text:p>
            <text:p text:style-name="P31">}</text:p>
          </table:table-cell>
        </table:table-row>
      </table:table>
      <text:p text:style-name="P30"><text:span text:style-name="T2"/></text:p>
      <text:p text:style-name="P31"/>
      <text:p text:style-name="P27"/>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09:16:23.248837266</meta:creation-date>
    <dc:date>2024-09-30T11:54:00.462824794</dc:date>
    <meta:editing-duration>PT1H11M13S</meta:editing-duration>
    <meta:editing-cycles>2</meta:editing-cycles>
    <meta:generator>LibreOffice/24.2.4.2$Linux_X86_64 LibreOffice_project/420$Build-2</meta:generator>
    <meta:document-statistic meta:table-count="6" meta:image-count="0" meta:object-count="0" meta:page-count="4" meta:paragraph-count="87" meta:word-count="762" meta:character-count="5839" meta:non-whitespace-character-count="4961"/>
  </office:meta>
</office:document-meta>
</file>